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g>
              <draw:circle draw:style-name="gr1" draw:text-style-name="P1" draw:layer="layout" svg:width="0.371cm" svg:height="0.372cm" draw:transform="rotate (1.5707963267946) translate (8.798cm 8.705cm)">
                <text:p/>
              </draw:circle>
              <draw:custom-shape draw:style-name="gr2" draw:text-style-name="P1" draw:layer="layout" svg:width="1.111cm" svg:height="1.112cm" draw:transform="rotate (-1.57079632679579) translate (9.54cm 7.953cm)">
                <text:p/>
                <draw:enhanced-geometry svg:viewBox="0 0 21600 21600" draw:mirror-horizontal="false" draw:mirror-vertical="true" draw:type="block-arc" draw:modifiers="-158.879855854308 5731.00531842939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  <draw:g>
            <draw:g>
              <draw:custom-shape draw:style-name="gr2" draw:text-style-name="P1" draw:layer="layout" svg:width="0.556cm" svg:height="1.389cm" svg:x="8.706cm" svg:y="9.064cm">
                <text:p/>
  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2" draw:text-style-name="P1" draw:layer="layout" svg:width="1.111cm" svg:height="1.112cm" draw:transform="rotate (-1.57079632679579) translate (9.54cm 7.964cm)">
                <text:p/>
                <draw:enhanced-geometry svg:viewBox="0 0 21600 21600" draw:mirror-horizontal="true" draw:mirror-vertical="false" draw:type="block-arc" draw:modifiers="-163.025909745036 5890.45055734888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31T04:01:48</meta:creation-date>
    <dc:date>2009-02-08T21:53:40</dc:date>
    <meta:editing-cycles>12</meta:editing-cycles>
    <meta:editing-duration>PT2H15M3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